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6cm" style:rel-column-width="21840*"/>
    </style:style>
    <style:style style:name="Tabla2.B" style:family="table-column">
      <style:table-column-properties style:column-width="5.667cm" style:rel-column-width="21847*"/>
    </style:style>
    <style:style style:name="Tabla2.C" style:family="table-column">
      <style:table-column-properties style:column-width="5.667cm" style:rel-column-width="21848*"/>
    </style:style>
    <style:style style:name="Tab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c0c0c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style:font-name="Arial"/>
    </style:style>
    <style:style style:name="P3"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4"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5"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7" style:family="paragraph" style:parent-style-name="Normal_20__28_Web_29_">
      <style:paragraph-properties fo:margin-top="0cm" fo:margin-bottom="0cm">
        <style:tab-stops/>
      </style:paragraph-properties>
      <style:text-properties style:font-name="Arial" fo:font-size="10pt" fo:language="ca" fo:country="ES" fo:font-weight="normal" fo:background-color="transparent" style:font-size-asian="10pt" style:font-weight-asian="normal" style:font-name-complex="Arial" style:font-size-complex="12pt" style:font-weight-complex="normal"/>
    </style:style>
    <style:style style:name="P8" style:family="paragraph" style:parent-style-name="Table_20_Contents">
      <style:text-properties style:font-name="Arial" fo:font-size="10pt" fo:font-weight="bold" style:font-size-asian="10pt" style:font-weight-asian="bold" style:font-name-complex="Arial" style:font-size-complex="12pt" style:font-weight-complex="bold"/>
    </style:style>
    <style:style style:name="P9" style:family="paragraph" style:parent-style-name="Table_20_Contents">
      <style:text-properties style:font-name="Arial" fo:font-size="10pt" style:font-size-asian="10pt" style:font-name-complex="Arial" style:font-size-complex="12pt"/>
    </style:style>
    <style:style style:name="P10" style:family="paragraph" style:parent-style-name="Table_20_Contents">
      <style:text-properties style:font-name="Arial" fo:font-size="10pt" fo:font-weight="normal" style:font-size-asian="10pt" style:font-weight-asian="normal" style:font-name-complex="Arial" style:font-size-complex="12pt" style:font-weight-complex="normal"/>
    </style:style>
    <style:style style:name="P11" style:family="paragraph" style:parent-style-name="Header">
      <style:text-properties style:font-name="Arial"/>
    </style:style>
    <style:style style:name="P12" style:family="paragraph" style:parent-style-name="Table_20_Contents">
      <style:text-properties style:font-name="Arial" fo:font-size="10pt" style:font-size-asian="10pt" style:font-name-complex="Arial" style:font-size-complex="12pt"/>
    </style:style>
    <style:style style:name="P13" style:family="paragraph" style:parent-style-name="Table_20_Contents">
      <style:text-properties style:font-name="Arial" fo:font-size="10pt" fo:font-weight="bold" style:font-size-asian="10pt" style:font-weight-asian="bold" style:font-name-complex="Arial" style:font-size-complex="12pt" style:font-weight-complex="bold"/>
    </style:style>
    <style:style style:name="P14" style:family="paragraph" style:parent-style-name="Table_20_Contents">
      <style:text-properties style:font-name="Arial" fo:font-size="10pt" fo:font-weight="normal" style:font-size-asian="10pt" style:font-weight-asian="normal" style:font-name-complex="Arial" style:font-size-complex="12pt" style:font-weight-complex="normal"/>
    </style:style>
    <style:style style:name="P15" style:family="paragraph" style:parent-style-name="Heading_20_2">
      <style:text-properties style:font-name="Arial"/>
    </style:style>
    <style:style style:name="P16" style:family="paragraph" style:parent-style-name="Heading_20_2">
      <style:text-properties fo:font-weight="bold" style:font-weight-asian="bold" style:font-weight-complex="bold"/>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style:font-name="Ari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bold" style:font-style-complex="normal"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Arial"/>
    </style:style>
    <style:style style:name="T8" style:family="text">
      <style:text-properties style:font-name="Arial" fo:font-size="10pt" fo:font-style="normal" fo:font-weight="bold" style:font-size-asian="10pt" style:font-style-asian="normal" style:font-weight-asian="bold" style:font-name-complex="Arial" style:font-size-complex="12pt" style:font-style-complex="normal" style:font-weight-complex="bold"/>
    </style:style>
    <style:style style:name="T9" style:family="text">
      <style:text-properties style:font-name="Arial" fo:font-size="10pt" fo:font-style="normal" fo:font-weight="normal" style:font-size-asian="10pt" style:font-style-asian="normal" style:font-weight-asian="bold" style:font-name-complex="Arial" style:font-size-complex="12pt" style:font-style-complex="normal" style:font-weight-complex="bold"/>
    </style:style>
    <style:style style:name="T10" style:family="text">
      <style:text-properties style:font-name="Arial" fo:font-size="10pt" fo:font-style="normal" fo:font-weight="normal" style:font-size-asian="10pt" style:font-style-asian="normal" style:font-weight-asian="normal" style:font-name-complex="Arial" style:font-size-complex="12pt" style:font-style-complex="normal" style:font-weight-complex="normal"/>
    </style:style>
    <style:style style:name="T11" style:family="text">
      <style:text-properties style:font-name="Arial" fo:font-size="10pt" fo:font-style="normal" style:font-size-asian="10pt" style:font-style-asian="normal" style:font-name-complex="Arial" style:font-size-complex="12pt" style:font-style-complex="normal"/>
    </style:style>
    <style:style style:name="T12" style:family="text">
      <style:text-properties fo:font-size="10pt"/>
    </style:style>
    <style:style style:name="T13" style:family="text">
      <style:text-properties style:font-size-asian="10pt"/>
    </style:style>
    <style:style style:name="T14" style:family="text">
      <style:text-properties style:font-weight-asian="normal"/>
    </style:style>
    <style:style style:name="T15" style:family="text">
      <style:text-properties style:font-name-complex="Arial"/>
    </style:style>
    <style:style style:name="T16" style:family="text">
      <style:text-properties style:font-size-complex="12pt"/>
    </style:style>
    <style:style style:name="T17" style:family="text">
      <style:text-properties style:font-weight-complex="normal"/>
    </style:style>
    <style:style style:name="T18" style:family="text">
      <style:text-properties style:text-underline-style="solid" style:text-underline-width="auto" style:text-underline-color="font-color"/>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terials i mètodes</text:p>
      <text:h text:style-name="P15" text:outline-level="2">Maquinari</text:h>
      <table:table table:name="Tabla2" table:style-name="Tabla2">
        <table:table-column table:style-name="Tabla2.A"/>
        <table:table-column table:style-name="Tabla2.B"/>
        <table:table-column table:style-name="Tabla2.C"/>
        <table:table-row>
          <table:table-cell table:style-name="Tabla2.A1" office:value-type="string">
            <text:p text:style-name="P8">Funció</text:p>
          </table:table-cell>
          <table:table-cell table:style-name="Tabla2.A1" office:value-type="string">
            <text:p text:style-name="P8">Maquinari triat</text:p>
          </table:table-cell>
          <table:table-cell table:style-name="Tabla2.C1" office:value-type="string">
            <text:p text:style-name="P8">Alternatives</text:p>
          </table:table-cell>
        </table:table-row>
        <table:table-row>
          <table:table-cell table:style-name="Tabla2.A2" office:value-type="string">
            <text:p text:style-name="P9">Backend</text:p>
          </table:table-cell>
          <table:table-cell table:style-name="Tabla2.A2" office:value-type="string">
            <text:p text:style-name="P9"><text:span text:style-name="T1">Google AppEngine</text:span><text:line-break/>Google permet crear aplicacions en java gratuïtament en els seus servidors proporcionant la alta disponibilitat i una senzilla API.</text:p>
          </table:table-cell>
          <table:table-cell table:style-name="Tabla2.C2" office:value-type="string">
            <text:p text:style-name="P8">JavaServletHosting.com</text:p>
            <text:p text:style-name="P10">Aquest hosting també permet crear aplicacions en Java, però te un cost de 10 $ mensuals</text:p>
            <text:p text:style-name="P8">Dreamhost</text:p>
            <text:p text:style-name="P10">No permet execució d'aplicacions en Java si no es paga un servidor privat</text:p>
          </table:table-cell>
        </table:table-row>
        <table:table-row>
          <table:table-cell table:style-name="Tabla2.A2" office:value-type="string">
            <text:p text:style-name="P9">Frontend</text:p>
          </table:table-cell>
          <table:table-cell table:style-name="Tabla2.A2" office:value-type="string">
            <text:p text:style-name="P9"><text:span text:style-name="T1">Dreamhost<text:line-break/></text:span><text:span text:style-name="T3">Dreamhost és un hosting que proveeix servidors compartits a molt bon preu i un dels components del grup ja disposa d'un paquet contractat.</text:span><text:line-break/></text:p>
          </table:table-cell>
          <table:table-cell table:style-name="Tabla2.C2" office:value-type="string">
            <text:p text:style-name="P8">Miarroba, ByteHost</text:p>
            <text:p text:style-name="P10">Hosting gratuït <text:s/>que es capaç proporcionar el mateix que Dreamhost però que no ofereix accés SSH ni la possibilitat d'utilitzar el teu propi domini.</text:p>
          </table:table-cell>
        </table:table-row>
        <table:table-row>
          <table:table-cell table:style-name="Tabla2.A2" office:value-type="string">
            <text:p text:style-name="P9">BBDD</text:p>
          </table:table-cell>
          <table:table-cell table:style-name="Tabla2.A2" office:value-type="string">
            <text:p text:style-name="P9"><text:span text:style-name="T1">Dreamhost</text:span><text:line-break/>Dreamhost disposa de infinites bases de dades Mysql incloses en el paquet contractat i ofereix administració a través de PhpMyAdmin</text:p>
          </table:table-cell>
          <table:table-cell table:style-name="Tabla2.C2" office:value-type="string">
            <text:p text:style-name="P8">Miarroba, Bytehost<text:line-break/>T<text:span text:style-name="T3">ambé ofereix bases de dades però no es poden administrar des de l'exterior.</text:span></text:p>
          </table:table-cell>
        </table:table-row>
        <table:table-row>
          <table:table-cell table:style-name="Tabla2.A2" office:value-type="string">
            <text:p text:style-name="P9">Domini</text:p>
          </table:table-cell>
          <table:table-cell table:style-name="Tabla2.A2" office:value-type="string">
            <text:p text:style-name="P8">Dreamhost</text:p>
            <text:p text:style-name="P10">Per un mòdic preu de 9.95$ es pot aconseguir un domini .com sense publicitat</text:p>
            <text:p text:style-name="P8"/>
          </table:table-cell>
          <table:table-cell table:style-name="Tabla2.C2" office:value-type="string">
            <text:p text:style-name="P8">Dot.TK<text:line-break/><text:span text:style-name="T3">Aquesta empresa ofereix dominis gratuïts a canvi de publicitat.</text:span></text:p>
            <text:p text:style-name="P8">Goddady</text:p>
            <text:p text:style-name="P10">Els dominis son més barats, però no esta integrat amb el hosting</text:p>
          </table:table-cell>
        </table:table-row>
        <table:table-row>
          <table:table-cell table:style-name="Tabla2.A2" office:value-type="string">
            <text:p text:style-name="P9">Mòvil</text:p>
          </table:table-cell>
          <table:table-cell table:style-name="Tabla2.A2" office:value-type="string">
            <text:p text:style-name="P8">Samsung Galaxy Ace S5830 </text:p>
            <text:p text:style-name="P10">Aquest terminal és pot aconseguir lliure per uns 250€</text:p>
            <text:p text:style-name="P8"/>
          </table:table-cell>
          <table:table-cell table:style-name="Tabla2.C2" office:value-type="string">
            <text:p text:style-name="P8">Google Nexus S</text:p>
            <text:p text:style-name="P10">El millor telèfon amb Android que hi ha al mercat però no es pot aconseguir lliure a Espanya.</text:p>
            <text:p text:style-name="P10"/>
            <text:p text:style-name="P8">iPhone 4</text:p>
            <text:p text:style-name="P10">Requereix la compra d'un Mac per poder executar l'iPhone SDK i no es poden fer aplicacions completament lliures ja que la AppStore no ho permet</text:p>
            <text:p text:style-name="P10"/>
            <text:p text:style-name="P8">RIM BlackBerry</text:p>
            <text:p text:style-name="P10">És una plataforma que poc a poc es va estenent més cada dia, encara que està enfocada més a les empreses que no als usuaris.</text:p>
            <text:h text:style-name="P16" text:outline-level="2"><text:span text:style-name="T11">Samsung Omnia 7</text:span></text:h>
            <text:p text:style-name="P10"><text:span text:style-name="T4">Windows Phone 7 és una de les plataformes més poc esteses a Catalunya</text:span></text:p>
          </table:table-cell>
        </table:table-row>
      </table:table>
      <text:h text:style-name="P15" text:outline-level="2"/>
      <text:h text:style-name="P18" text:outline-level="2">Programari</text:h>
      <text:p text:style-name="P7"/>
      <table:table table:name="Tabla1" table:style-name="Tabla1">
        <table:table-column table:style-name="Tabla1.A" table:number-columns-repeated="3"/>
        <table:table-row>
          <table:table-cell table:style-name="Tabla1.A1" office:value-type="string">
            <text:p text:style-name="P8">Funció</text:p>
          </table:table-cell>
          <table:table-cell table:style-name="Tabla1.A1" office:value-type="string">
            <text:p text:style-name="P8">Programari triat</text:p>
          </table:table-cell>
          <table:table-cell table:style-name="Tabla1.C1" office:value-type="string">
            <text:p text:style-name="P8">Alternatives</text:p>
          </table:table-cell>
        </table:table-row>
        <table:table-row>
          <table:table-cell table:style-name="Tabla1.A2" office:value-type="string">
            <text:p text:style-name="P9">Sistema de Control de Versions</text:p>
          </table:table-cell>
          <table:table-cell table:style-name="Tabla1.A2" office:value-type="string">
            <text:p text:style-name="P8">Git<text:line-break/><text:span text:style-name="T3">Github proporciona sistemes de control de versions distribuït (git) gratuïtament encara que han de ser públics. Aquest tipus de SCV facilita la programació amb un programador que s'encarrega de la branca central.</text:span></text:p>
          </table:table-cell>
          <table:table-cell table:style-name="Tabla1.C2" office:value-type="string">
            <text:p text:style-name="P8">Subversion</text:p>
            <text:p text:style-name="P8"><text:span text:style-name="T3">Tot i que la creació de repositoris privats en Subversion està inclòs dins el paquet contractat amb Dreamhost, es prefereix un SCV distribuït ja que hem tingut males experiències amb els centralitzats.</text:span><text:line-break/></text:p>
          </table:table-cell>
        </table:table-row>
        <table:table-row>
          <table:table-cell table:style-name="Tabla1.A2" office:value-type="string">
            <text:p text:style-name="P9">Protocol</text:p>
          </table:table-cell>
          <table:table-cell table:style-name="Tabla1.A2" office:value-type="string">
            <text:p text:style-name="P8">XMPP<text:line-break/><text:span text:style-name="T3">Protocol estàndard de comunicació i lliure. Google AppEngine disposa d'una API per fer-ho més fàcil.</text:span></text:p>
          </table:table-cell>
          <table:table-cell table:style-name="Tabla1.C2" office:value-type="string">
            <text:p text:style-name="P8">SOAP</text:p>
            <text:p text:style-name="P10">També es un protocol estàndard d'intercanvi de missatges però no està encarat a la missatgeria instantània.</text:p>
          </table:table-cell>
        </table:table-row>
        <table:table-row>
          <table:table-cell table:style-name="Tabla1.A2" office:value-type="string">
            <text:p text:style-name="P9">Llenguatge pel servidor XMPP</text:p>
          </table:table-cell>
          <table:table-cell table:style-name="Tabla1.A2" office:value-type="string">
            <text:p text:style-name="P8">Java</text:p>
            <text:p text:style-name="P10">Hem estudiat aquest llenguatge durant tot el curs, és un dels llenguatges més utilitzats al món empresarial i totes les APIs de Google AppEngine estan documentades per Java</text:p>
          </table:table-cell>
          <table:table-cell table:style-name="Tabla1.C2" office:value-type="string">
            <text:p text:style-name="P8">Python</text:p>
            <text:p text:style-name="P10">És un dels llenguatges més potents però no l'hem practicat gaire durant el curs.</text:p>
            <text:p text:style-name="P10"/>
            <text:p text:style-name="P8">C++</text:p>
            <text:p text:style-name="P10">Un dels llenguatges més potents però requeriríem un hosting més car per poder utilitzar-lo</text:p>
            <text:p text:style-name="P10"/>
            <text:p text:style-name="P8">C#</text:p>
            <text:p text:style-name="P10">Un altre dels llenguatges més potents i estesos del món que no podem utilitzar pel hosting</text:p>
          </table:table-cell>
        </table:table-row>
        <table:table-row>
          <table:table-cell table:style-name="Tabla1.A2" office:value-type="string">
            <text:p text:style-name="P9">Base de dades</text:p>
          </table:table-cell>
          <table:table-cell table:style-name="Tabla1.A2" office:value-type="string">
            <text:p text:style-name="P8">Mysql</text:p>
            <text:p text:style-name="P10">És una de les millors bases de dades lliures que existeixen i ja ve amb el servidor compartit.</text:p>
          </table:table-cell>
          <table:table-cell table:style-name="Tabla1.C2" office:value-type="string">
            <text:p text:style-name="P8">Oracle</text:p>
            <text:p text:style-name="P10">Una llicència de Oracle és molt costosa i no ho podem instal·lar al servidor compartit.</text:p>
            <text:p text:style-name="P10"/>
            <text:p text:style-name="P8">NoSQL</text:p>
            <text:p text:style-name="P10">No esta suportat pel hosting</text:p>
            <text:p text:style-name="P8"/>
            <text:p text:style-name="P8">PostgresSQL</text:p>
            <text:p text:style-name="P10">No esta suportat pel hosting</text:p>
            <text:p text:style-name="P8"/>
            <text:p text:style-name="P8">SQLServer</text:p>
            <text:p text:style-name="P8"><text:span text:style-name="T3">No esta suportat pel hosting</text:span></text:p>
          </table:table-cell>
        </table:table-row>
        <table:table-row>
          <table:table-cell table:style-name="Tabla1.A2" office:value-type="string">
            <text:p text:style-name="P9">Client Web</text:p>
          </table:table-cell>
          <table:table-cell table:style-name="Tabla1.A2" office:value-type="string">
            <text:p text:style-name="P8">PHP+Javascript<text:line-break/><text:span text:style-name="T3">Javascript permet realitzar crides asíncrones dins un navegador fàcilment i per tant és el llenguatge més idoni per a realitzar un xat i PHP és el seu complement perfecte.</text:span></text:p>
          </table:table-cell>
          <table:table-cell table:style-name="Tabla1.C2" office:value-type="string">
            <text:p text:style-name="P8">JSP<text:line-break/><text:span text:style-name="T3">Potser hagués estat més ràpid crear un client en JSP basat en la versió per a Android, però el servidor frontend no permet interpretar JSP i es vol demostrar coneixements en PHP.</text:span></text:p>
            <text:p text:style-name="P8"><text:span text:style-name="T3"/></text:p>
            <text:p text:style-name="P8">ASP.net</text:p>
            <text:p text:style-name="P10">No es tracta d'una tecnologia lliure ni tenim esta suportat pel hosting</text:p>
            <text:p text:style-name="P8"><text:span text:style-name="T3"/></text:p>
            <text:p text:style-name="P8"><text:span text:style-name="T3"/></text:p>
            <text:p text:style-name="P8"><text:soft-page-break/>HTML5</text:p>
            <text:p text:style-name="P8"><text:span text:style-name="T3">Era una de les millors opcions però per desgràcia encara no esta del tot suportat per tots els navegadors ni totes les estàndards estan encara definits</text:span></text:p>
            <text:p text:style-name="P8"><text:span text:style-name="T3"/></text:p>
          </table:table-cell>
        </table:table-row>
        <table:table-row>
          <table:table-cell table:style-name="Tabla1.A2" office:value-type="string">
            <text:p text:style-name="P9">Client Android</text:p>
          </table:table-cell>
          <table:table-cell table:style-name="Tabla1.A2" office:value-type="string">
            <text:p text:style-name="P8">Java<text:line-break/><text:span text:style-name="T3">Android SDK és l'estàndard per realitzar aplicacions per a Android i utilitza Java.</text:span></text:p>
          </table:table-cell>
          <table:table-cell table:style-name="Tabla1.C2" office:value-type="string">
            <text:p text:style-name="P8">Javascript+HTML<text:line-break/><text:span text:style-name="T3">Es podria crear un xat compatible amb qualsevol dispositiu mòbil utilitzant aquests llenguatges però no disposem de material per demostrar-ho</text:span></text:p>
          </table:table-cell>
        </table:table-row>
        <table:table-row>
          <table:table-cell table:style-name="Tabla1.A2" office:value-type="string">
            <text:p text:style-name="P9">Portal Administració</text:p>
          </table:table-cell>
          <table:table-cell table:style-name="Tabla1.A2" office:value-type="string">
            <text:p text:style-name="P8">PHP+Javascript</text:p>
            <text:p text:style-name="P8"><text:span text:style-name="T3">Posat que s'ha d'integrar amb el client web, te sentit que ambdós han de compartir codi.</text:span><text:line-break/></text:p>
          </table:table-cell>
          <table:table-cell table:style-name="Tabla1.C2" office:value-type="string">
            <text:p text:style-name="P8">JSP<text:line-break/><text:span text:style-name="T3">Google AppEngine permetria crear el portal però en PHP el desenvolupament serà més ràpid ja que tots els membre de l'equip hi tenim més experiència.</text:span></text:p>
          </table:table-cell>
        </table:table-row>
        <table:table-row>
          <table:table-cell table:style-name="Tabla1.A2" office:value-type="string">
            <text:p text:style-name="P9">IDE</text:p>
          </table:table-cell>
          <table:table-cell table:style-name="Tabla1.A2" office:value-type="string">
            <text:p text:style-name="P8">Eclipse</text:p>
            <text:p text:style-name="P10">Un dels millors IDE de l'actualitat, que s'integra fàcilment amb AppEngine i amb l'android SDK</text:p>
            <text:p text:style-name="P10"/>
            <text:p text:style-name="P8">NetBeans</text:p>
            <text:p text:style-name="P10">Un altre dels millors IDE de l'actualitat i també s'integra fàcilment amb AppEngine i l'android SDK</text:p>
            <text:p text:style-name="P8"/>
            <text:p text:style-name="P8">Komodo IDE</text:p>
            <text:p text:style-name="P10">Un gran editor amb syntax highlighting i autocompletat de funcions.</text:p>
            <text:p text:style-name="P8"/>
            <text:p text:style-name="P8">Vim</text:p>
            <text:p text:style-name="P10">Un dels millors editors de la història que amb alguns plugins es pot convertir en el millor dels IDE</text:p>
          </table:table-cell>
          <table:table-cell table:style-name="Tabla1.C2" office:value-type="string">
            <text:p text:style-name="P8">Notepad</text:p>
            <text:p text:style-name="P10">Encara que també el podriem utilitzar, el fet de que no disposi ni de syntax highlighting fa que quedi descartat, per motius de comoditat.</text:p>
          </table:table-cell>
        </table:table-row>
      </table:table>
      <text:h text:style-name="P15" text:outline-level="2"/>
      <text:h text:style-name="P18" text:outline-level="2">Metodologia</text:h>
      <text:p text:style-name="P2">Posat que un dels propòsits d'aquest projecte és que es pugui xatejar des de qualsevol lloc, el nostre programari serà multiplataforma en la mesura de lo possible i per tant la majoria del programari correrà des del mateix navegador.</text:p>
      <text:p text:style-name="P2">Els llenguatges utilitzats seran PHP, Javascript i Java ja que son tots els que hem aprés i utilitzat durant el curs. A més a més es tracta de llenguatges en els que tots els membres del grup tenim certa experiència i això ens permetrà realitzar codi de qualitat.</text:p>
      <text:p text:style-name="P2">Pel que respecta a l'arquitectura s'utilitzara un model client-servidor en el que els clients enviaran els missatges al servidor i aquest l'enviara a la resta de clients.</text:p>
      <text:p text:style-name="P2">Pel que fa a l'estil de programació s'utilitzarà la metodologia MVC (Model-Visualització-Controlador) per tal de fer el codi tant mantenible com sigui possible. Al mateix temps, també es documentaran totes les funcions utilitzant javadoc o phpdocumentor.</text:p>
      <text:h text:style-name="P17"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3">Data</text:p>
          </table:table-cell>
          <table:table-cell table:style-name="Taula5.A1" office:value-type="string">
            <text:p text:style-name="P3">Modificat per:</text:p>
          </table:table-cell>
          <table:table-cell table:style-name="Taula5.C1" office:value-type="string">
            <text:p text:style-name="P3">Modificacions</text:p>
          </table:table-cell>
        </table:table-row>
        <table:table-row>
          <table:table-cell table:style-name="Taula5.A2" office:value-type="date" office:date-value="2011-09-25">
            <text:p text:style-name="P6">25/09/11</text:p>
          </table:table-cell>
          <table:table-cell table:style-name="Taula5.B2" office:value-type="string">
            <text:p text:style-name="P6">Fran Hermoso</text:p>
          </table:table-cell>
          <table:table-cell table:style-name="Taula5.C2" office:value-type="string">
            <text:p text:style-name="P4">Modificació inicial.</text:p>
          </table:table-cell>
        </table:table-row>
        <table:table-row>
          <table:table-cell table:style-name="Taula5.A2" office:value-type="date" office:date-value="2011-10-12">
            <text:p text:style-name="P4">12/10/11</text:p>
          </table:table-cell>
          <table:table-cell table:style-name="Taula5.B2" office:value-type="string">
            <text:p text:style-name="P5">Fran Hermoso</text:p>
          </table:table-cell>
          <table:table-cell table:style-name="Taula5.C2" office:value-type="string">
            <text:p text:style-name="P4">Afegir més dades en base als comentaris del professo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Materials i mètod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01:17:51.26</dc:date>
    <meta:editing-duration>PT01H28M07S</meta:editing-duration>
    <meta:editing-cycles>15</meta:editing-cycles>
    <meta:generator>OpenOffice.org/3.2$Win32 OpenOffice.org_project/320m18$Build-9502</meta:generator>
    <dc:creator>Fran Hermoso </dc:creator>
    <meta:document-statistic meta:table-count="3" meta:image-count="0" meta:object-count="0" meta:page-count="5" meta:paragraph-count="108" meta:word-count="998" meta:character-count="6091"/>
  </office:meta>
</office:document-meta>
</file>